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style>
    <style:style style:name="P3" style:family="paragraph" style:parent-style-name="Text_20_body" style:list-style-name="L2">
      <style:paragraph-properties fo:margin-left="0.5in" fo:margin-right="0in" fo:text-indent="0in" style:auto-text-indent="false" fo:margin-top="0in" fo:margin-bottom="0in"/>
    </style:style>
    <style:style style:name="P4" style:family="paragraph" style:parent-style-name="Text_20_body" style:list-style-name="L3">
    </style:style>
    <style:style style:name="P5" style:family="paragraph" style:parent-style-name="Text_20_body" style:list-style-name="L4">
      <style:paragraph-properties fo:margin-top="0in" fo:margin-bottom="0in"/>
    </style:style>
    <style:style style:name="P6" style:family="paragraph" style:parent-style-name="Quotations">
      <style:paragraph-properties fo:margin-left="0.5in" fo:margin-right="0in" fo:text-indent="0in" style:auto-text-indent="false"/>
    </style:style>
  </office:automatic-styles>
  <office:body>
    <office:text>
      <text:h text:style-name="Heading_20_1" text:outline-level="1"><text:bookmark-start text:name="johnny-coder"/>Johnny Coder<text:bookmark-end text:name="johnny-coder"/></text:h>
      <text:p text:style-name="Horizontal_20_Line"/>
      <text:p text:style-name="P1">In this style, the resume starts with a blockquote, where you can briefly list your specialties, or include a salient quote. Ending a line with a backslash forces a line break.</text:p>
      <text:p text:style-name="Horizontal_20_Line"/>
      <text:h text:style-name="Heading_20_2" text:outline-level="2"><text:bookmark-start text:name="education"/>Education<text:bookmark-end text:name="education"/></text:h>
      <text:p text:style-name="Definition_20_Term">2010-2014 (expected)</text:p>
      <text:p text:style-name="Definition_20_Definition"><text:span text:style-name="T1">PhD, Computer Science</text:span>; Awesome University (MyTown)</text:p>
      <text:p text:style-name="Definition_20_Definition"><text:span text:style-name="T2">Thesis title: Deep Learning Approaches to the Self-Awesomeness Estimation Problem</text:span></text:p>
      <text:p text:style-name="Definition_20_Term">2007-2010</text:p>
      <text:p text:style-name="Definition_20_Definition"><text:span text:style-name="T1">BSc, Computer Science and Electrical Engineering</text:span>; University of HomeTown (HomeTown)</text:p>
      <text:p text:style-name="Definition_20_Definition"><text:span text:style-name="T2">Minor: Awesomeology</text:span></text:p>
      <text:h text:style-name="Heading_20_2" text:outline-level="2"><text:bookmark-start text:name="experience"/>Experience<text:bookmark-end text:name="experience"/></text:h>
      <text:p text:style-name="First_20_paragraph"><text:span text:style-name="T1">Your Most Recent Work Experience:</text:span></text:p>
      <text:p text:style-name="Text_20_body">Short text containing the type of work done, results obtained, lessons learned and other remarks. Can also include lists and links:</text:p>
      <text:list text:style-name="L1">
        <text:list-item>
          <text:p text:style-name="P2">First item</text:p>
        </text:list-item>
        <text:list-item>
          <text:p text:style-name="P2">Item with <text:a xlink:type="simple" xlink:href="http://www.example.com" office:name=""><text:span text:style-name="Definition">link</text:span></text:a>. Links will work both in the html and pdf versions.</text:p>
        </text:list-item>
      </text:list>
      <text:p text:style-name="First_20_paragraph"><text:span text:style-name="T1">That Other Job You Had</text:span></text:p>
      <text:p text:style-name="Text_20_body">Also with a short description.</text:p>
      <text:h text:style-name="Heading_20_2" text:outline-level="2"><text:bookmark-start text:name="technical-experience"/>Technical Experience<text:bookmark-end text:name="technical-experience"/></text:h>
      <text:p text:style-name="Definition_20_Term">My Cool Side Project</text:p>
      <text:p text:style-name="Definition_20_Definition">For items which don’t have a clear time ordering, a definition list can be used to have named items.</text:p>
      <text:list text:style-name="L2">
        <text:list-item>
          <text:p text:style-name="P3">These items can also contain lists, but you need to mind the indentation levels in the markdown source.</text:p>
        </text:list-item>
        <text:list-item>
          <text:p text:style-name="P3">Second item.</text:p>
        </text:list-item>
      </text:list>
      <text:p text:style-name="Definition_20_Term_20_Tight">Open Source</text:p>
      <text:p text:style-name="Definition_20_Definition_20_Tight">List open source contributions here, perhaps placing emphasis on the project names, for example the <text:span text:style-name="T1">Linux Kernel</text:span>, where you implemented multithreading over a long weekend, or <text:span text:style-name="T1">node.js</text:span> (with <text:a xlink:type="simple" xlink:href="http://nodejs.org" office:name=""><text:span text:style-name="Definition">link</text:span></text:a>) which was actually totally your idea…</text:p>
      <text:p text:style-name="Definition_20_Term_20_Tight">Programming Languages</text:p>
      <text:p text:style-name="Definition_20_Definition_20_Tight"><text:span text:style-name="T1">first-lang:</text:span> Here, we have an itemization, where we only want to add descriptions to the first few items, but still want to mention some others together at the end. A format that works well here is a description list where the first few items have their first word emphasized, and the last item contains the final few emphasized terms. Notice the reasonably nice page break in the pdf version, which wouldn’t happen if we generated the pdf via html.</text:p>
      <text:p text:style-name="Definition_20_Definition_20_Tight"><text:span text:style-name="T1">second-lang:</text:span> Description of your experience with second-lang, perhaps again including a [link] <text:a xlink:type="simple" xlink:href="https://github.com/githubuser/superlongprojectname" office:name=""><text:span text:style-name="Definition">ref</text:span></text:a>, this time placing the url reference elsewhere in the document to reduce clutter (see source file).</text:p>
      <text:p text:style-name="Definition_20_Definition_20_Tight"><text:span text:style-name="T1">obscure-but-impressive-lang:</text:span> We both know this one’s pushing it.</text:p>
      <text:p text:style-name="Definition_20_Definition_20_Tight">Basic knowledge of <text:span text:style-name="T1">C</text:span>, <text:span text:style-name="T1">x86 assembly</text:span>, <text:span text:style-name="T1">forth</text:span>, <text:span text:style-name="T1">Common Lisp</text:span></text:p>
      <text:h text:style-name="Heading_20_2" text:outline-level="2"><text:bookmark-start text:name="extra-section-call-it-whatever-you-want"/>Extra Section, Call it Whatever You Want<text:bookmark-end text:name="extra-section-call-it-whatever-you-want"/></text:h>
      <text:list text:style-name="L3">
        <text:list-item>
          <text:p text:style-name="P4">Human Languages:</text:p>
          <text:list text:style-name="L4">
            <text:list-item>
              <text:p text:style-name="P5">English (native speaker)</text:p>
            </text:list-item>
            <text:list-item>
              <text:p text:style-name="P5">???</text:p>
            </text:list-item>
            <text:list-item>
              <text:p text:style-name="P5">This is what a nested list looks like.</text:p>
            </text:list-item>
          </text:list>
        </text:list-item>
        <text:list-item>
          <text:p text:style-name="P4">Random tidbit</text:p>
        </text:list-item>
        <text:list-item>
          <text:p text:style-name="P4">Other sort of impressive-sounding thing you did</text:p>
        </text:list-item>
      </text:list>
      <text:p text:style-name="Horizontal_20_Line"/>
      <text:p text:style-name="P6"><text:a xlink:type="simple" xlink:href="mailto:email@example.com" office:name=""><text:span text:style-name="Definition">email@example.com</text:span></text:a> • +00 (0)00 000 0000 • XX years old<text:line-break/>address - Mytown, Mycount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3</meta:generator>
    <dc:title/>
    <dc:description/>
    <dc:subject/>
    <meta:keyword/>
    <meta:initial-creator/>
    <dc:creator/>
    <meta:creation-date>2020-07-25T14:37:58Z</meta:creation-date>
    <dc:date>2020-07-25T14:37:58Z</dc:date>
  </office:meta>
</office:document-meta>
</file>